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ircle draw:style-name="gr1" draw:text-style-name="P1" xml:id="id1" draw:id="id1" draw:layer="layout" svg:width="2.5cm" svg:height="2.5cm" svg:x="5.2cm" svg:y="5.3cm">
          <text:p text:style-name="P1">=</text:p>
        </draw:circle>
        <draw:circle draw:style-name="gr1" draw:text-style-name="P1" xml:id="id3" draw:id="id3" draw:layer="layout" svg:width="2.5cm" svg:height="2.5cm" svg:x="8.5cm" svg:y="1.6cm">
          <text:p text:style-name="P1">7</text:p>
        </draw:circle>
        <draw:circle draw:style-name="gr1" draw:text-style-name="P1" xml:id="id2" draw:id="id2" draw:layer="layout" svg:width="2.5cm" svg:height="2.5cm" svg:x="2.1cm" svg:y="1.5cm">
          <text:p text:style-name="P1">A</text:p>
        </draw:circle>
        <draw:connector draw:style-name="gr2" draw:text-style-name="P1" draw:layer="layout" draw:type="curve" svg:x1="6.45cm" svg:y1="5.3cm" svg:x2="3.35cm" svg:y2="4cm" draw:start-shape="id1" draw:end-shape="id2" svg:d="M6450 5300c0-975-3100-325-3100-1300">
          <text:p/>
        </draw:connector>
        <draw:connector draw:style-name="gr2" draw:text-style-name="P1" draw:layer="layout" draw:type="curve" svg:x1="6.45cm" svg:y1="5.3cm" svg:x2="9.75cm" svg:y2="4.1cm" draw:start-shape="id1" draw:end-shape="id3" svg:d="M6450 5300c0-900 3300-300 3300-1200">
          <text:p/>
        </draw:connector>
        <draw:circle draw:style-name="gr1" draw:text-style-name="P1" xml:id="id4" draw:id="id4" draw:layer="layout" svg:width="2.5cm" svg:height="2.5cm" svg:x="6.4cm" svg:y="16.4cm">
          <text:p text:style-name="P1">=</text:p>
        </draw:circle>
        <draw:circle draw:style-name="gr1" draw:text-style-name="P1" xml:id="id6" draw:id="id6" draw:layer="layout" svg:width="2.5cm" svg:height="2.5cm" svg:x="9.7cm" svg:y="12.7cm">
          <text:p text:style-name="P1">7</text:p>
        </draw:circle>
        <draw:circle draw:style-name="gr1" draw:text-style-name="P1" xml:id="id5" draw:id="id5" draw:layer="layout" svg:width="2.5cm" svg:height="2.5cm" svg:x="3.3cm" svg:y="12.6cm">
          <text:p text:style-name="P1">.</text:p>
        </draw:circle>
        <draw:connector draw:style-name="gr2" draw:text-style-name="P1" draw:layer="layout" draw:type="curve" svg:x1="7.65cm" svg:y1="16.4cm" svg:x2="4.55cm" svg:y2="15.1cm" draw:start-shape="id4" draw:end-shape="id5" svg:d="M7650 16400c0-975-3100-325-3100-1300">
          <text:p/>
        </draw:connector>
        <draw:connector draw:style-name="gr2" draw:text-style-name="P1" draw:layer="layout" draw:type="curve" svg:x1="7.65cm" svg:y1="16.4cm" svg:x2="10.95cm" svg:y2="15.2cm" draw:start-shape="id4" draw:end-shape="id6" svg:d="M7650 16400c0-900 3300-300 3300-1200">
          <text:p/>
        </draw:connector>
        <draw:circle draw:style-name="gr1" draw:text-style-name="P1" xml:id="id7" draw:id="id7" draw:layer="layout" svg:width="2.5cm" svg:height="2.5cm" svg:x="1.3cm" svg:y="8.9cm">
          <text:p text:style-name="P1">A</text:p>
        </draw:circle>
        <draw:circle draw:style-name="gr1" draw:text-style-name="P1" xml:id="id8" draw:id="id8" draw:layer="layout" svg:width="2.5cm" svg:height="2.5cm" svg:x="5.4cm" svg:y="8.9cm">
          <text:p text:style-name="P1">b</text:p>
        </draw:circle>
        <draw:connector draw:style-name="gr2" draw:text-style-name="P1" draw:layer="layout" draw:type="curve" svg:x1="4.55cm" svg:y1="12.6cm" svg:x2="2.55cm" svg:y2="11.4cm" draw:start-shape="id5" draw:start-glue-point="0" draw:end-shape="id7" svg:d="M4550 12600c0-900-2000-300-2000-1200">
          <text:p/>
        </draw:connector>
        <draw:connector draw:style-name="gr2" draw:text-style-name="P1" draw:layer="layout" draw:type="curve" svg:x1="4.55cm" svg:y1="12.6cm" svg:x2="6.65cm" svg:y2="11.4cm" draw:start-shape="id5" draw:end-shape="id8" svg:d="M4550 12600c0-900 2100-300 2100-1200">
          <text:p/>
        </draw:connector>
        <draw:rect draw:style-name="gr3" draw:text-style-name="P1" draw:layer="layout" svg:width="8.1cm" svg:height="2.4cm" svg:x="11.5cm" svg:y="1.9cm">
          <text:p text:style-name="P1">A = 7;</text:p>
        </draw:rect>
        <draw:rect draw:style-name="gr3" draw:text-style-name="P2" draw:layer="layout" svg:width="7cm" svg:height="5.9cm" svg:x="12.8cm" svg:y="8.2cm">
          <text:p text:style-name="P2">_t1 = &amp;A;</text:p>
          <text:p text:style-name="P2">_t1-&gt;b = 7;</text:p>
        </draw:rect>
        <draw:circle draw:style-name="gr1" draw:text-style-name="P1" xml:id="id9" draw:id="id9" draw:layer="layout" svg:width="2.5cm" svg:height="2.5cm" svg:x="5.7cm" svg:y="26.9cm">
          <text:p text:style-name="P1">+=</text:p>
        </draw:circle>
        <draw:circle draw:style-name="gr1" draw:text-style-name="P1" xml:id="id11" draw:id="id11" draw:layer="layout" svg:width="2.5cm" svg:height="2.5cm" svg:x="9cm" svg:y="23.2cm">
          <text:p text:style-name="P1">7</text:p>
        </draw:circle>
        <draw:circle draw:style-name="gr1" draw:text-style-name="P1" xml:id="id10" draw:id="id10" draw:layer="layout" svg:width="2.5cm" svg:height="2.5cm" svg:x="2.6cm" svg:y="23.1cm">
          <text:p text:style-name="P1">.</text:p>
        </draw:circle>
        <draw:connector draw:style-name="gr2" draw:text-style-name="P1" draw:layer="layout" draw:type="curve" svg:x1="6.95cm" svg:y1="26.9cm" svg:x2="3.85cm" svg:y2="25.6cm" draw:start-shape="id9" draw:end-shape="id10" svg:d="M6950 26900c0-975-3100-325-3100-1300">
          <text:p/>
        </draw:connector>
        <draw:connector draw:style-name="gr2" draw:text-style-name="P1" draw:layer="layout" draw:type="curve" svg:x1="6.95cm" svg:y1="26.9cm" svg:x2="10.25cm" svg:y2="25.7cm" draw:start-shape="id9" draw:end-shape="id11" svg:d="M6950 26900c0-900 3300-300 3300-1200">
          <text:p/>
        </draw:connector>
        <draw:circle draw:style-name="gr1" draw:text-style-name="P1" xml:id="id15" draw:id="id15" draw:layer="layout" svg:width="2.5cm" svg:height="2.5cm" svg:x="1.7cm" svg:y="16.3cm">
          <text:p text:style-name="P1">b</text:p>
        </draw:circle>
        <draw:circle draw:style-name="gr1" draw:text-style-name="P1" xml:id="id13" draw:id="id13" draw:layer="layout" svg:width="2.5cm" svg:height="2.5cm" svg:x="4.7cm" svg:y="19.4cm">
          <text:p text:style-name="P1">c</text:p>
        </draw:circle>
        <draw:connector draw:style-name="gr2" draw:text-style-name="P1" draw:layer="layout" draw:type="curve" svg:x1="3.85cm" svg:y1="23.1cm" svg:x2="2.4cm" svg:y2="20.95cm" draw:start-shape="id10" draw:start-glue-point="0" draw:end-shape="id12" svg:d="M3850 23100c0-1434-483-2150-1450-2150">
          <text:p/>
        </draw:connector>
        <draw:connector draw:style-name="gr2" draw:text-style-name="P1" draw:layer="layout" draw:type="curve" svg:x1="3.85cm" svg:y1="23.1cm" svg:x2="5.95cm" svg:y2="21.9cm" draw:start-shape="id10" draw:end-shape="id13" svg:d="M3850 23100c0-900 2100-300 2100-1200">
          <text:p/>
        </draw:connector>
        <draw:rect draw:style-name="gr3" draw:text-style-name="P2" draw:layer="layout" svg:width="7.3cm" svg:height="9cm" svg:x="12cm" svg:y="18.9cm">
          <text:p text:style-name="P2">_t0 = &amp;A;</text:p>
          <text:p text:style-name="P2">_t1 = &amp;t0-&gt;b;</text:p>
          <text:p text:style-name="P2">_t2 = _t1-&gt;c;</text:p>
          <text:p text:style-name="P2">_t3 = 7;</text:p>
          <text:p text:style-name="P2">_t4 = _t2 + _t3;</text:p>
          <text:p text:style-name="P2">_t1-&gt;c = _t4;</text:p>
        </draw:rect>
        <draw:circle draw:style-name="gr1" draw:text-style-name="P1" xml:id="id14" draw:id="id14" draw:layer="layout" svg:width="2.5cm" svg:height="2.5cm" svg:x="-2.5cm" svg:y="16.6cm">
          <text:p text:style-name="P1">A</text:p>
        </draw:circle>
        <draw:circle draw:style-name="gr1" draw:text-style-name="P1" xml:id="id12" draw:id="id12" draw:layer="layout" svg:width="2.5cm" svg:height="2.5cm" svg:x="-0.1cm" svg:y="19.7cm">
          <text:p text:style-name="P1">.</text:p>
        </draw:circle>
        <draw:connector draw:style-name="gr2" draw:text-style-name="P1" draw:layer="layout" draw:type="curve" svg:x1="1.15cm" svg:y1="19.7cm" svg:x2="0cm" svg:y2="17.85cm" draw:start-shape="id12" draw:end-shape="id14" svg:d="M1150 19700c0-1234-383-1850-1150-1850">
          <text:p/>
        </draw:connector>
        <draw:connector draw:style-name="gr2" draw:text-style-name="P1" draw:layer="layout" draw:type="curve" svg:x1="1.15cm" svg:y1="19.7cm" svg:x2="1.7cm" svg:y2="17.55cm" draw:start-shape="id12" draw:start-glue-point="0" draw:end-shape="id15" svg:d="M1150 19700c0-1434 183-2150 550-2150">
          <text:p/>
        </draw:connector>
      </draw:page>
      <draw:page draw:name="page2" draw:style-name="dp1" draw:master-page-name="Predeterminado">
        <draw:circle draw:style-name="gr1" draw:text-style-name="P3" xml:id="id16" draw:id="id16" draw:layer="layout" svg:width="2.5cm" svg:height="2.5cm" svg:x="5.2cm" svg:y="5.3cm">
          <text:p text:style-name="P3">+=</text:p>
        </draw:circle>
        <draw:circle draw:style-name="gr1" draw:text-style-name="P3" xml:id="id18" draw:id="id18" draw:layer="layout" svg:width="2.5cm" svg:height="2.5cm" svg:x="8.5cm" svg:y="1.6cm">
          <text:p text:style-name="P3">7</text:p>
        </draw:circle>
        <draw:circle draw:style-name="gr1" draw:text-style-name="P3" xml:id="id17" draw:id="id17" draw:layer="layout" svg:width="2.5cm" svg:height="2.5cm" svg:x="2.1cm" svg:y="1.5cm">
          <text:p text:style-name="P3">A</text:p>
        </draw:circle>
        <draw:connector draw:style-name="gr2" draw:text-style-name="P1" draw:layer="layout" draw:type="curve" svg:x1="6.45cm" svg:y1="5.3cm" svg:x2="3.35cm" svg:y2="4cm" draw:start-shape="id16" draw:end-shape="id17" svg:d="M6450 5300c0-975-3100-325-3100-1300">
          <text:p/>
        </draw:connector>
        <draw:connector draw:style-name="gr2" draw:text-style-name="P1" draw:layer="layout" draw:type="curve" svg:x1="6.45cm" svg:y1="5.3cm" svg:x2="9.75cm" svg:y2="4.1cm" draw:start-shape="id16" draw:end-shape="id18" svg:d="M6450 5300c0-900 3300-300 3300-1200">
          <text:p/>
        </draw:connector>
        <draw:rect draw:style-name="gr3" draw:text-style-name="P3" draw:layer="layout" svg:width="8.1cm" svg:height="5.1cm" svg:x="11.5cm" svg:y="1.9cm">
          <text:p text:style-name="P4">_t1 = A;</text:p>
          <text:p text:style-name="P4">_t2 = 7;</text:p>
          <text:p text:style-name="P4">_t3 = _t1 + _t2</text:p>
          <text:p text:style-name="P4">A = _t3;</text:p>
        </draw:rect>
        <draw:frame draw:style-name="gr4" draw:text-style-name="P5" draw:layer="layout" svg:width="3.605cm" svg:height="1.195cm" svg:x="2cm" svg:y="9.405cm">
          <draw:text-box>
            <text:p><text:span text:style-name="T1">Rewrite:</text:span></text:p>
          </draw:text-box>
        </draw:frame>
        <draw:circle draw:style-name="gr1" draw:text-style-name="P3" xml:id="id19" draw:id="id19" draw:layer="layout" svg:width="2.5cm" svg:height="2.5cm" svg:x="5cm" svg:y="19.8cm">
          <text:p text:style-name="P3">=</text:p>
        </draw:circle>
        <draw:circle draw:style-name="gr1" draw:text-style-name="P3" xml:id="id22" draw:id="id22" draw:layer="layout" svg:width="2.5cm" svg:height="2.5cm" svg:x="11.5cm" svg:y="12.1cm">
          <text:p text:style-name="P3">7</text:p>
        </draw:circle>
        <draw:circle draw:style-name="gr1" draw:text-style-name="P3" xml:id="id20" draw:id="id20" draw:layer="layout" svg:width="2.5cm" svg:height="2.5cm" svg:x="1.5cm" svg:y="12cm">
          <text:p text:style-name="P3">A</text:p>
        </draw:circle>
        <draw:connector draw:style-name="gr2" draw:text-style-name="P1" draw:layer="layout" draw:type="curve" svg:x1="6.25cm" svg:y1="19.8cm" svg:x2="2.75cm" svg:y2="14.5cm" draw:start-shape="id19" draw:end-shape="id20" svg:d="M6250 19800c0-3975-3500-1325-3500-5300">
          <text:p/>
        </draw:connector>
        <draw:connector draw:style-name="gr2" draw:text-style-name="P1" draw:layer="layout" draw:type="curve" svg:x1="6.25cm" svg:y1="19.8cm" svg:x2="10.05cm" svg:y2="18cm" draw:start-shape="id19" draw:end-shape="id21" svg:d="M6250 19800c0-1350 3800-450 3800-1800">
          <text:p/>
        </draw:connector>
        <draw:circle draw:style-name="gr1" draw:text-style-name="P3" xml:id="id21" draw:id="id21" draw:layer="layout" svg:width="2.5cm" svg:height="2.5cm" svg:x="8.8cm" svg:y="15.5cm">
          <text:p text:style-name="P3">+</text:p>
        </draw:circle>
        <draw:connector draw:style-name="gr2" draw:text-style-name="P1" draw:layer="layout" draw:type="curve" svg:x1="10.05cm" svg:y1="15.5cm" svg:x2="11.5cm" svg:y2="13.35cm" draw:start-shape="id21" draw:end-shape="id22" draw:end-glue-point="3" svg:d="M10050 15500c0-1434 483-2150 1450-2150">
          <text:p/>
        </draw:connector>
        <draw:circle draw:style-name="gr1" draw:text-style-name="P3" xml:id="id23" draw:id="id23" draw:layer="layout" svg:width="2.5cm" svg:height="2.5cm" svg:x="6cm" svg:y="12cm">
          <text:p text:style-name="P3">A</text:p>
        </draw:circle>
        <draw:connector draw:style-name="gr2" draw:text-style-name="P1" draw:layer="layout" draw:type="curve" svg:x1="10.05cm" svg:y1="15.5cm" svg:x2="8.5cm" svg:y2="13.25cm" draw:start-shape="id21" draw:end-shape="id23" svg:d="M10050 15500c0-1500-516-2250-1550-2250">
          <text:p/>
        </draw:connector>
        <draw:rect draw:style-name="gr3" draw:text-style-name="P3" draw:layer="layout" svg:width="8.1cm" svg:height="3.8cm" svg:x="11.5cm" svg:y="19.2cm">
          <text:p text:style-name="P4">_t1 = A;</text:p>
          <text:p text:style-name="P4">_t2 = 7;</text:p>
          <text:p text:style-name="P4">A = _t1 + _t2</text:p>
          <text:p text:style-name="P4"/>
        </draw:rect>
      </draw:page>
      <draw:page draw:name="page3" draw:style-name="dp1" draw:master-page-name="Predeterminado">
        <draw:circle draw:style-name="gr1" draw:text-style-name="P3" xml:id="id24" draw:id="id24" draw:layer="layout" svg:width="2.5cm" svg:height="2.5cm" svg:x="5.2cm" svg:y="8.5cm">
          <text:p text:style-name="P3">+=</text:p>
        </draw:circle>
        <draw:circle draw:style-name="gr1" draw:text-style-name="P3" xml:id="id26" draw:id="id26" draw:layer="layout" svg:width="2.5cm" svg:height="2.5cm" svg:x="8.5cm" svg:y="4.8cm">
          <text:p text:style-name="P3">7</text:p>
        </draw:circle>
        <draw:circle draw:style-name="gr1" draw:text-style-name="P3" xml:id="id25" draw:id="id25" draw:layer="layout" svg:width="2.5cm" svg:height="2.5cm" svg:x="3.6cm" svg:y="4.8cm">
          <text:p text:style-name="P3">.</text:p>
        </draw:circle>
        <draw:connector draw:style-name="gr2" draw:text-style-name="P1" draw:layer="layout" draw:type="curve" svg:x1="6.45cm" svg:y1="8.5cm" svg:x2="4.85cm" svg:y2="7.3cm" draw:start-shape="id24" draw:end-shape="id25" svg:d="M6450 8500c0-900-1600-300-1600-1200">
          <text:p/>
        </draw:connector>
        <draw:connector draw:style-name="gr2" draw:text-style-name="P1" draw:layer="layout" draw:type="curve" svg:x1="6.45cm" svg:y1="8.5cm" svg:x2="9.75cm" svg:y2="7.3cm" draw:start-shape="id24" draw:end-shape="id26" svg:d="M6450 8500c0-900 3300-300 3300-1200">
          <text:p/>
        </draw:connector>
        <draw:rect draw:style-name="gr3" draw:text-style-name="P4" draw:layer="layout" svg:width="8.1cm" svg:height="5.1cm" svg:x="11.5cm" svg:y="5.1cm">
          <text:p text:style-name="P4">_t1 = 7;</text:p>
          <text:p text:style-name="P4">_t2 = &amp;A;</text:p>
          <text:p text:style-name="P4">_t3 = _t2-&gt;b;</text:p>
          <text:p text:style-name="P4">_t4 = _t3 + _t1</text:p>
          <text:p text:style-name="P4">_t2-&gt;b = _t4;</text:p>
        </draw:rect>
        <draw:frame draw:style-name="gr5" draw:text-style-name="P5" draw:layer="layout" svg:width="3.605cm" svg:height="1.7cm" svg:x="2cm" svg:y="12.3cm">
          <draw:text-box>
            <text:p text:style-name="P6"><text:span text:style-name="T1">Rewrite:</text:span></text:p>
          </draw:text-box>
        </draw:frame>
        <draw:circle draw:style-name="gr1" draw:text-style-name="P3" xml:id="id27" draw:id="id27" draw:layer="layout" svg:width="2.5cm" svg:height="2.5cm" svg:x="5cm" svg:y="24.195cm">
          <text:p text:style-name="P3">=</text:p>
        </draw:circle>
        <draw:circle draw:style-name="gr1" draw:text-style-name="P3" xml:id="id30" draw:id="id30" draw:layer="layout" svg:width="2.5cm" svg:height="2.5cm" svg:x="14.2cm" svg:y="16.7cm">
          <text:p text:style-name="P3">7</text:p>
        </draw:circle>
        <draw:connector draw:style-name="gr2" draw:text-style-name="P1" draw:layer="layout" draw:type="curve" svg:x1="6.25cm" svg:y1="24.195cm" svg:x2="2.75cm" svg:y2="21.7cm" draw:start-shape="id27" draw:end-shape="id28" svg:d="M6250 24195c0-1870-3500-623-3500-2495">
          <text:p/>
        </draw:connector>
        <draw:connector draw:style-name="gr2" draw:text-style-name="P1" draw:layer="layout" draw:type="curve" svg:x1="7.5cm" svg:y1="25.445cm" svg:x2="11.5cm" svg:y2="21.35cm" draw:start-shape="id27" draw:end-shape="id29" svg:d="M7500 25445c3000 0 1000-4095 4000-4095">
          <text:p/>
        </draw:connector>
        <draw:circle draw:style-name="gr1" draw:text-style-name="P3" xml:id="id29" draw:id="id29" draw:layer="layout" svg:width="2.5cm" svg:height="2.5cm" svg:x="11.5cm" svg:y="20.1cm">
          <text:p text:style-name="P3">+</text:p>
        </draw:circle>
        <draw:connector draw:style-name="gr2" draw:text-style-name="P1" draw:layer="layout" draw:type="curve" svg:x1="12.75cm" svg:y1="20.1cm" svg:x2="14.2cm" svg:y2="17.95cm" draw:start-shape="id29" draw:end-shape="id30" draw:end-glue-point="3" svg:d="M12750 20100c0-1434 483-2150 1450-2150">
          <text:p/>
        </draw:connector>
        <draw:connector draw:style-name="gr2" draw:text-style-name="P1" draw:layer="layout" draw:type="curve" svg:x1="12.75cm" svg:y1="20.1cm" svg:x2="12.2cm" svg:y2="17.955cm" draw:start-shape="id29" draw:end-shape="id31" draw:end-glue-point="1" svg:d="M12750 20100c0-1430-183-2145-550-2145">
          <text:p/>
        </draw:connector>
        <draw:rect draw:style-name="gr3" draw:text-style-name="P4" draw:layer="layout" svg:width="8.1cm" svg:height="5.395cm" svg:x="11.5cm" svg:y="23.2cm">
          <text:p text:style-name="P4">_t1 = &amp;A;</text:p>
          <text:p text:style-name="P4">_t2 = _t1-&gt;b;</text:p>
          <text:p text:style-name="P4">_t3 = 7;</text:p>
          <text:p text:style-name="P4">_t4 = _t2+t1;</text:p>
          <text:p text:style-name="P4">_t5 = &amp;A;</text:p>
          <text:p text:style-name="P4">_t5-&gt;b = _t4;</text:p>
          <text:p text:style-name="P4"/>
        </draw:rect>
        <draw:circle draw:style-name="gr1" draw:text-style-name="P3" xml:id="id32" draw:id="id32" draw:layer="layout" svg:width="2.5cm" svg:height="2.5cm" svg:x="1cm" svg:y="1.6cm">
          <text:p text:style-name="P3">A</text:p>
        </draw:circle>
        <draw:circle draw:style-name="gr1" draw:text-style-name="P3" xml:id="id33" draw:id="id33" draw:layer="layout" svg:width="2.5cm" svg:height="2.5cm" svg:x="5.9cm" svg:y="1.6cm">
          <text:p text:style-name="P3">b</text:p>
        </draw:circle>
        <draw:connector draw:style-name="gr2" draw:text-style-name="P1" draw:layer="layout" draw:type="curve" svg:x1="4.85cm" svg:y1="4.8cm" svg:x2="3.5cm" svg:y2="2.85cm" draw:start-shape="id25" draw:start-glue-point="0" draw:end-shape="id32" svg:d="M4850 4800c0-1300-450-1950-1350-1950">
          <text:p/>
        </draw:connector>
        <draw:connector draw:style-name="gr2" draw:text-style-name="P1" draw:layer="layout" draw:type="curve" svg:x1="4.85cm" svg:y1="4.8cm" svg:x2="5.9cm" svg:y2="2.85cm" draw:start-shape="id25" draw:end-shape="id33" svg:d="M4850 4800c0-1300 350-1950 1050-1950">
          <text:p/>
        </draw:connector>
        <draw:circle draw:style-name="gr1" draw:text-style-name="P3" xml:id="id28" draw:id="id28" draw:layer="layout" svg:width="2.5cm" svg:height="2.5cm" svg:x="1.5cm" svg:y="19.2cm">
          <text:p text:style-name="P3">.</text:p>
        </draw:circle>
        <draw:circle draw:style-name="gr1" draw:text-style-name="P3" xml:id="id34" draw:id="id34" draw:layer="layout" svg:width="2.5cm" svg:height="2.5cm" svg:x="-1.1cm" svg:y="16cm">
          <text:p text:style-name="P3">A</text:p>
        </draw:circle>
        <draw:circle draw:style-name="gr1" draw:text-style-name="P3" xml:id="id35" draw:id="id35" draw:layer="layout" svg:width="2.5cm" svg:height="2.5cm" svg:x="3.8cm" svg:y="16cm">
          <text:p text:style-name="P3">b</text:p>
        </draw:circle>
        <draw:connector draw:style-name="gr2" draw:text-style-name="P1" draw:layer="layout" draw:type="curve" svg:x1="2.75cm" svg:y1="19.2cm" svg:x2="1.4cm" svg:y2="17.25cm" draw:start-shape="id28" draw:start-glue-point="0" draw:end-shape="id34" svg:d="M2750 19200c0-1300-450-1950-1350-1950">
          <text:p/>
        </draw:connector>
        <draw:connector draw:style-name="gr2" draw:text-style-name="P1" draw:layer="layout" draw:type="curve" svg:x1="2.75cm" svg:y1="19.2cm" svg:x2="3.8cm" svg:y2="17.25cm" draw:start-shape="id28" draw:end-shape="id35" svg:d="M2750 19200c0-1300 350-1950 1050-1950">
          <text:p/>
        </draw:connector>
        <draw:circle draw:style-name="gr1" draw:text-style-name="P3" xml:id="id31" draw:id="id31" draw:layer="layout" svg:width="2.5cm" svg:height="2.5cm" svg:x="9.7cm" svg:y="16.705cm">
          <text:p text:style-name="P3">.</text:p>
        </draw:circle>
        <draw:circle draw:style-name="gr1" draw:text-style-name="P3" xml:id="id36" draw:id="id36" draw:layer="layout" svg:width="2.5cm" svg:height="2.5cm" svg:x="7.1cm" svg:y="13.505cm">
          <text:p text:style-name="P3">A</text:p>
        </draw:circle>
        <draw:circle draw:style-name="gr1" draw:text-style-name="P3" xml:id="id37" draw:id="id37" draw:layer="layout" svg:width="2.5cm" svg:height="2.5cm" svg:x="12cm" svg:y="13.505cm">
          <text:p text:style-name="P3">b</text:p>
        </draw:circle>
        <draw:connector draw:style-name="gr2" draw:text-style-name="P1" draw:layer="layout" draw:type="curve" svg:x1="10.95cm" svg:y1="16.705cm" svg:x2="9.6cm" svg:y2="14.755cm" draw:start-shape="id31" draw:start-glue-point="0" draw:end-shape="id36" svg:d="M10950 16705c0-1300-450-1950-1350-1950">
          <text:p/>
        </draw:connector>
        <draw:connector draw:style-name="gr2" draw:text-style-name="P1" draw:layer="layout" draw:type="curve" svg:x1="10.95cm" svg:y1="16.705cm" svg:x2="12cm" svg:y2="14.755cm" draw:start-shape="id31" draw:end-shape="id37" svg:d="M10950 16705c0-1300 350-1950 1050-1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lermo Hernán</meta:initial-creator>
    <meta:creation-date>2018-02-09T01:29:24.29</meta:creation-date>
    <dc:date>2018-02-09T02:27:38.16</dc:date>
    <dc:creator>Guillermo Hernán</dc:creator>
    <meta:editing-duration>PT38M54S</meta:editing-duration>
    <meta:editing-cycles>4</meta:editing-cycles>
    <meta:generator>OpenOffice/4.1.1$Win32 OpenOffice.org_project/411m6$Build-9775</meta:generator>
    <meta:document-statistic meta:object-count="76"/>
  </office:meta>
</office:document-meta>
</file>